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0555e" officeooo:paragraph-rsid="0000555e"/>
    </style:style>
    <style:style style:name="P2" style:family="paragraph" style:parent-style-name="Standard">
      <style:text-properties fo:font-size="14pt" fo:font-style="italic" style:text-underline-style="none" fo:font-weight="bold" officeooo:rsid="0000555e" officeooo:paragraph-rsid="0000555e" style:font-size-asian="14pt" style:font-style-asian="italic" style:font-weight-asian="bold" style:font-size-complex="14pt" style:font-style-complex="italic" style:font-weight-complex="bold"/>
    </style:style>
    <style:style style:name="T1" style:family="text">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eek1</text:span> Programming lectures</text:p>
      <text:p text:style-name="P2"/>
      <text:p text:style-name="P2">Python and sounds</text:p>
      <text:p text:style-name="P1">0:00</text:p>
      <text:p text:style-name="P1">音楽アプリケーションのオーディオ信号処理に関するコースへようこそ。最後のプログラミングクラスでは、非常に強力な高水準言語であるPythonを紹介しました。これは、すべてのアプリケーションとすべてのプログラミングにとって非常に役立つはずです。</text:p>
      <text:p text:style-name="P1">0:20</text:p>
      <text:p text:style-name="P1">この講義では、サウンドを処理するためにPythonを使用する方法について説明します。方法、サウンドファイルの読み取り、サウンドの処理、サウンドファイルの再書き込み。</text:p>
      <text:p text:style-name="P1">0:34</text:p>
      <text:p text:style-name="P1">ですから、ターミナルに行き、私たちが使っているインタラクティブシェルを起動し、Pythonでプログラムすることにしましょう。これはiPythonです。</text:p>
      <text:p text:style-name="P1">0:48</text:p>
      <text:p text:style-name="P1">そして、今、私たちは、音のファイルを読んで、大丈夫ですか？サウンドファイルを読み込むには、この機能を持つSciPyパッケージを使用する必要があります。ですからSciPyからはSciPyが、SciPyにはIOと呼ばれるモジュールがあり、その中には特にWAVファイルを扱うモジュールがあります。そこで、このパッケージのその部分から、読み込み関数をインポートします。はい？今では、read関数はシステムPythonの一部です。実際、ヘルプと読み込み関数を入力すると、ヘルプと読み込み関数が分かり、入力と出力が何であるかがわかります。したがって、入力として、私が持っているファイルの名前を入力してから、戻り値として返すのは、サンプリングレートとサウンドの実際のサンプルを含む配列です。</text:p>
      <text:p text:style-name="P1">1:54</text:p>
      <text:p text:style-name="P1">さて、私たちがやろうとしているのは、サンプリングレートを置く変数としてfsをとります.xは音のサンプルを置く変数とし、次に読んで言うつもりですここにファイル名をつける。さて、私が入っているこのディレクトリには、flutea4.wavというファイル名があります。</text:p>
      <text:p text:style-name="P1">2:21</text:p>
      <text:p text:style-name="P1">はい？ですから、私はこのサウンドファイルをメモリに読み込みます。はい？だから、fsは44,100のサンプリングレートを持ち、xは整数の配列です。それらは16ビットの整数です。すべてのサンプルを含む。ここではもちろん、最初の3つと最後の3つを示しているだけです。</text:p>
      <text:p text:style-name="P1">2:50</text:p>
      <text:p text:style-name="P1">今度は、このサウンドについて物事を聞くことができます。例えば、配列の長さを知りたければ、x.sizeと打つことができます。これは、このサウンドに94,803サンプルがあることを示しています。われわれが知りたいのであれば、何秒であるかを分けることができます。 、サンプリングレートへのサンプル数。ただし、これらの2つの数値は整数です。したがって、結果は整数です。われわれが知りたいのであれば、正確な時間である。私たちがしようとしているのは、数値のうちの1つをFSのような浮動小数点数に変換することだけです。今、浮動小数点数を返します。これは、音の持続時間（秒）です。だから、2.149秒だ。</text:p>
      <text:p text:style-name="P1">3:47</text:p>
      <text:p text:style-name="P1">今私たちは音をプロットすることができます。それをプロットするには、プロット用のパッケージmatplotlibをインポートする必要があります。そこで、私たちはmatplotlibをインポートします。特に、pyplotモジュール内でmatplotlibをインポートします。そして我々はそれを名前pltとして与えるつもりです。</text:p>
      <text:p text:style-name="P1">4:08</text:p>
      <text:p text:style-name="P1">これで、そのモジュール内のplot関数を呼び出し、サンプルの配列を与えることができます。これを表示するために、showコマンドを呼び出さなければなりません。</text:p>
      <text:p text:style-name="P1">4:26</text:p>
      <text:p text:style-name="P1">さて、これは波形の視覚化の音です、横軸には基本的に私が読んだサンプルがあり、次に縦軸にはこれらのサンプルの値があります。整数値であるため、-10,000から8,000になります。はい？しかし、これは音を視覚化するうえで素晴らしい方法ではありません。私たちがやりたいことは、数秒で視覚化することです。そのため、時間は実際には秒単位でなければなりません。どうすればいいの？</text:p>
      <text:p text:style-name="P1">5:01</text:p>
      <text:p text:style-name="P1">はい？だから、私たちがやることは、いくつかの配列を取得する必要があるということです。そしてそれをするために、我々は輸入する必要があります。もう一つのパッケージは、numpyなのでnumpをnpとしてインポートして、今度はnumpyに対していくつかの便利な関数を与えることができます。具体的には、時間軸を作成することができます。それはrangeとrangeと呼ばれるnumpyの関数を使用します。それは基本的には入力として挿入する長さの配列を作成します。その値にゼロから行く。そして、もし私がサンプリングレートで割れば。</text:p>
      <text:p text:style-name="P1">5:54</text:p>
      <text:p text:style-name="P1"><text:soft-page-break/>これは、基本的に、サウンドのサイズの秒の配列を作成します。しかし、数秒で、大丈夫ですか？だから私はtを持っています。そして今、xに関して、配列tをプロットすると、今、私はそれを示していなければなりません。</text:p>
      <text:p text:style-name="P1">6:25</text:p>
      <text:p text:style-name="P1">私は水平軸に秒単位の時間があるので、はるかに良い表示があります。だから私はゼロから2.5に行くことができます。これは秒単位の時間です。</text:p>
      <text:p text:style-name="P1">6:40</text:p>
      <text:p text:style-name="P1">この中で、この図を拡大して、そこに入れて、かなりのことをすることができます。たとえば、このオプションは矩形にズームします。したがって、これらの領域を選択することができます。</text:p>
      <text:p text:style-name="P1">6:58</text:p>
      <text:p text:style-name="P1">そして、音の振動を見ることができます。実際にはもう少しやってみると、それを見るつもりですし、個々のピリオドや音の振動が見えます。はい？だから、それはかなり良いです。実際には、これらの特定の番号で関数を呼び出す必要はありませんでした。だから、図の中で私たちはすでにこの音をナビゲートすることができます。しかし、Pythonコマンドでサンプルを選択することもできます。指定された配列からサンプルを選択するだけです。たとえば、入力配列の1つのフラグメントである別の配列を作成したい場合は、大丈夫と言うことができます。たとえば、サンプルを44,100から2番目のものから45,100とすると、これが実行されます1000個のサンプルになり、yに格納されます。</text:p>
      <text:p text:style-name="P1">8:12</text:p>
      <text:p text:style-name="P1">そして今、もちろん、私たちはこのyをプロットするだけで、1000個のサンプルが表示されます。さて、今度はこの新しい配列で操作を始めることができます。そして、例えば、これらの配列の最大値、またはnumpyからのmaxというこの関数があるかどうかを尋ねることができます。配列yを指定すると、最大値が与えられます。しかしもちろん、私たちは健全な種類がゼロ付近で振動することを知っています。したがって、正と負の値があります。実際には、それをする代わりに、yの絶対値をとるのがより理にかなっています。そのため、負の値も考慮する値と見なされます。したがって、yの絶対値の最大値を入力すると、これは基本的にこれが正の値よりも絶対値​​の方が負の値であったことを意味する別の数値を与えます。</text:p>
      <text:p text:style-name="P1">9:25</text:p>
      <text:p text:style-name="P1">そして、配列のすべてのサンプルを合計するようなことができます。さて、これはすべてのものの合計です。もちろん、それは否定的です。なぜなら、再び正と負の合計を持つからです。絶対値をとると、それはまったく異なる値になります。</text:p>
      <text:p text:style-name="P1">9:46</text:p>
      <text:p text:style-name="P1">さて、私たちは、サウンドを処理する方法を知ったので、ここでやりたいことは、結果を書いたり、この新しいサウンドをファイルに書き込んだりすることです。ですから、サウンドファイルを書く関数を用意する必要があります。 sciPy.io.wavfileから、SciPyから再び関数をインポートします。また、write関数は、基本的に入力値として、書き込むファイルの名前を受け取ります。次に、入力と同じサンプリングレートを与える必要があります。だから今は数列を入れるだけです。たとえば、この新しいy配列。さて、これでサウンドファイルが作成されました。それから、lsとタイプすると、test.wavファイルになります。 iPythonの中から、これらのサウンドファイルを再生することができます。 Unixや端末レベルのプログラムや関数を呼び出す。つまり、感嘆符を付けると、Unixにこの関数があります。このプログラムはPlayと呼ばれています。そして、私たちはこれをUnixプログラムの再生と呼び、ディレクトリにあるファイルをすべて与えることができます。そこで、私たちはフルート-A4.wavを入れました。このフルートサウンドを演奏しています。それと同時に、このサウンドファイルに関するいくつかの情報を私に与えています。さて、私が言いたいのはそれだけです。基本的に、私たちはサウンドファイルの読み書きについて話してきました。 SciPyにはこのパッケージwavfileがあり、これを行うことができます。そして、これらのサウンドを処理して操作するためのパッケージがあります。だから、matplotlibを使って、音の音の断片をプロットすることができます。このサウンドを処理するための機能がたくさんあります。だから私たちはすでにPythonを導入しました。そして今、私たちはいくつかの基本的な機能を導入して、サウンドファイルの読み込みを読んでいます。そしてうまくいけば、面白いことをやり始めることができますが、私たちはもっと多くを学ばなければなりません。だから、次のクラスに会いましょ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 P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03:33:47.958959919</meta:creation-date>
    <dc:date>2018-09-30T03:37:05.245697154</dc:date>
    <meta:editing-duration>PT3M17S</meta:editing-duration>
    <meta:editing-cycles>1</meta:editing-cycles>
    <meta:document-statistic meta:table-count="0" meta:image-count="0" meta:object-count="0" meta:page-count="2" meta:paragraph-count="38" meta:word-count="3486" meta:character-count="3875" meta:non-whitespace-character-count="3837"/>
    <meta:generator>LibreOffice/5.1.6.2$Linux_X86_64 LibreOffice_project/10m0$Build-2</meta:generator>
  </office:meta>
</office:document-meta>
</file>